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ALGEBRIC EQUATIONS</text:p>
      <text:p text:style-name="P5"/>
      <text:p text:style-name="P6"><text:span text:style-name="T1">What is value of A?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8" svg:width="0.6252in" svg:height="0.448in" svg:x="2.4417in" svg:y="0.0035in"><text:p/></draw:rect> <text:s text:c="3"/>A + 3 = 8 <text:s text:c="3"/>A= <text:s text:c="2"/></text:p>
          </table:table-cell>
          <table:table-cell table:style-name="Table1.A1" office:value-type="string">
            <text:p text:style-name="P4"><draw:rect text:anchor-type="paragraph" draw:z-index="1" draw:style-name="gr1" draw:text-style-name="P8" svg:width="0.6252in" svg:height="0.448in" svg:x="2.4417in" svg:y="0.0035in"><text:p/></draw:rect> <text:s text:c="3"/>A + 5 = 9 <text:s text:c="3"/>A= <text:s text:c="2"/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2" draw:style-name="gr1" draw:text-style-name="P8" svg:width="0.6252in" svg:height="0.448in" svg:x="2.4417in" svg:y="0.0035in"><text:p/></draw:rect> <text:s text:c="3"/>A + 2 = 7 <text:s text:c="3"/>A= <text:s text:c="2"/></text:p>
          </table:table-cell>
          <table:table-cell table:style-name="Table1.A1" office:value-type="string">
            <text:p text:style-name="P4"><draw:rect text:anchor-type="paragraph" draw:z-index="3" draw:style-name="gr1" draw:text-style-name="P8" svg:width="0.6252in" svg:height="0.448in" svg:x="2.4417in" svg:y="0.0035in"><text:p/></draw:rect> <text:s text:c="3"/>A - <text:s/>3 = 3 <text:s text:c="3"/>A= <text:s text:c="2"/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4" draw:style-name="gr1" draw:text-style-name="P8" svg:width="0.6252in" svg:height="0.448in" svg:x="2.4417in" svg:y="0.0035in"><text:p/></draw:rect> <text:s text:c="3"/>A - <text:s/>4 = 5 <text:s text:c="3"/>A= <text:s text:c="2"/></text:p>
          </table:table-cell>
          <table:table-cell table:style-name="Table1.A1" office:value-type="string">
            <text:p text:style-name="P4"><draw:rect text:anchor-type="paragraph" draw:z-index="5" draw:style-name="gr1" draw:text-style-name="P8" svg:width="0.6252in" svg:height="0.448in" svg:x="2.4417in" svg:y="0.0035in"><text:p/></draw:rect> <text:s text:c="3"/>A + 1 = 8 <text:s text:c="3"/>A= <text:s text:c="2"/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6" draw:style-name="gr1" draw:text-style-name="P8" svg:width="0.6252in" svg:height="0.448in" svg:x="2.4417in" svg:y="0.0035in"><text:p/></draw:rect> <text:s text:c="3"/>A - <text:s/>2 = 6 <text:s text:c="3"/>A= <text:s text:c="2"/></text:p>
          </table:table-cell>
          <table:table-cell table:style-name="Table1.A1" office:value-type="string">
            <text:p text:style-name="P4"><draw:rect text:anchor-type="paragraph" draw:z-index="7" draw:style-name="gr1" draw:text-style-name="P8" svg:width="0.6252in" svg:height="0.448in" svg:x="2.4417in" svg:y="0.0035in"><text:p/></draw:rect> <text:s text:c="3"/>A x 3 = 9 <text:s text:c="3"/>A= <text:s text:c="2"/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8" draw:style-name="gr1" draw:text-style-name="P8" svg:width="0.6252in" svg:height="0.448in" svg:x="2.4417in" svg:y="0.0035in"><text:p/></draw:rect> <text:s text:c="3"/>A x 2 = 8 <text:s text:c="3"/>A= <text:s text:c="2"/></text:p>
          </table:table-cell>
          <table:table-cell table:style-name="Table1.A1" office:value-type="string">
            <text:p text:style-name="P4"><draw:rect text:anchor-type="paragraph" draw:z-index="9" draw:style-name="gr1" draw:text-style-name="P8" svg:width="0.6252in" svg:height="0.448in" svg:x="2.4417in" svg:y="0.0035in"><text:p/></draw:rect> <text:s text:c="3"/>A x 4 = 4 <text:s text:c="3"/>A= <text:s text:c="2"/>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10" draw:style-name="gr1" draw:text-style-name="P8" svg:width="0.6252in" svg:height="0.448in" svg:x="2.4417in" svg:y="0.0035in"><text:p/></draw:rect> <text:s text:c="3"/>A / 3 = 3 <text:s text:c="3"/>A= <text:s text:c="2"/></text:p>
          </table:table-cell>
          <table:table-cell table:style-name="Table1.A1" office:value-type="string">
            <text:p text:style-name="P4"><draw:rect text:anchor-type="paragraph" draw:z-index="11" draw:style-name="gr1" draw:text-style-name="P8" svg:width="0.6252in" svg:height="0.448in" svg:x="2.4417in" svg:y="0.0035in"><text:p/></draw:rect> <text:s text:c="3"/>A / 2 = 4 <text:s text:c="3"/>A= <text:s text:c="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01:26:08.76</dc:date>
    <dc:creator>Anoop Jain</dc:creator>
    <meta:editing-duration>PT22M35S</meta:editing-duration>
    <meta:editing-cycles>6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6" meta:word-count="88" meta:character-count="432"/>
  </office:meta>
</office:document-meta>
</file>